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5c91"/>
    </style:style>
    <style:style style:name="P2" style:family="paragraph" style:parent-style-name="Standard">
      <style:text-properties officeooo:paragraph-rsid="001b5c91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b5c91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b5c91"/>
    </style:style>
    <style:style style:name="P15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 fo:font-size="12pt" style:font-size-asian="12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b5c91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1">Dichiarazione sostitutiva di certificazione di residenza</text:p>
      <text:p text:style-name="P7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/text:span></text:p>
      <text:p text:style-name="P14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5">consapevole delle sanzioni penali, nel caso di dichiarazioni non veritiere, di formazione o uso di atti falsi, richiamate dall'art.76 del D.P.R. 445 del 28 Dicembre 2000</text:p>
      <text:p text:style-name="P4"/>
      <text:p text:style-name="P7">DICHIARO</text:p>
      <text:p text:style-name="P4"/>
      <text:p text:style-name="P4"/>
      <text:p text:style-name="P12"><text:span text:style-name="T2">di essere residente in </text:span><text:span text:style-name="T9">{%= @persona.indirizzo_residenza.to_s %}, {%= @persona.indirizzo_residenza.comune %}.</text:span></text:p>
      <text:p text:style-name="P4"/>
      <text:p text:style-name="P4"/>
      <text:p text:style-name="P4"/>
      <text:p text:style-name="P17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5"/>
      <text:p text:style-name="P4"/>
      <text:p text:style-name="P13"><text:span text:style-name="T3">……………………………, <text:s/></text:span><text:span text:style-name="T6">li <text:s/>{%= @data %}</text:span></text:p>
      <text:p text:style-name="P12"><text:span text:style-name="T2"><text:s text:c="18"/></text:span><text:span text:style-name="T4">(luogo)</text:span></text:p>
      <text:p text:style-name="P12"/>
      <text:p text:style-name="P12"/>
      <text:p text:style-name="P9"/>
      <text:p text:style-name="P6"><text:tab/>………………………………</text:p>
      <text:p text:style-name="P8"/>
      <text:p text:style-name="P8"><text:tab/>(firma non autenticata)</text:p>
      <text:p text:style-name="P3"/>
      <text:p text:style-name="P10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3M11S</meta:editing-duration>
    <meta:editing-cycles>4</meta:editing-cycles>
    <dc:date>2020-11-20T08:58:10.122225075</dc:date>
    <meta:document-statistic meta:table-count="0" meta:image-count="0" meta:object-count="0" meta:page-count="1" meta:paragraph-count="14" meta:word-count="206" meta:character-count="1520" meta:non-whitespace-character-count="1301"/>
  </office:meta>
</office:document-meta>
</file>